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officeooo:rsid="0013bca1" officeooo:paragraph-rsid="0013bca1"/>
    </style:style>
    <style:style style:name="P2" style:family="paragraph" style:parent-style-name="Text_20_body">
      <style:text-properties officeooo:rsid="0013bca1" officeooo:paragraph-rsid="0013bca1"/>
    </style:style>
    <style:style style:name="P3" style:family="paragraph" style:parent-style-name="Text_20_body" style:list-style-name="L2">
      <style:text-properties officeooo:rsid="0013bca1" officeooo:paragraph-rsid="0013bca1"/>
    </style:style>
    <style:style style:name="P4" style:family="paragraph" style:parent-style-name="Text_20_body">
      <style:text-properties officeooo:paragraph-rsid="0013bca1"/>
    </style:style>
    <style:style style:name="P5" style:family="paragraph" style:parent-style-name="Text_20_body" style:list-style-name="L2">
      <style:text-properties officeooo:paragraph-rsid="0013bca1"/>
    </style:style>
    <style:style style:name="P6" style:family="paragraph" style:parent-style-name="Text_20_body">
      <style:text-properties officeooo:rsid="0016499b" officeooo:paragraph-rsid="0016499b"/>
    </style:style>
    <style:style style:name="P7" style:family="paragraph" style:parent-style-name="Text_20_body">
      <style:text-properties style:text-underline-style="solid" style:text-underline-width="auto" style:text-underline-color="font-color" officeooo:rsid="0016499b" officeooo:paragraph-rsid="0016499b"/>
    </style:style>
    <style:style style:name="P8" style:family="paragraph" style:parent-style-name="Text_20_body">
      <style:text-properties style:text-underline-style="solid" style:text-underline-width="auto" style:text-underline-color="font-color" officeooo:rsid="00183fb8" officeooo:paragraph-rsid="00183fb8"/>
    </style:style>
    <style:style style:name="P9" style:family="paragraph" style:parent-style-name="Text_20_body">
      <style:text-properties style:text-underline-style="solid" style:text-underline-width="auto" style:text-underline-color="font-color" officeooo:rsid="001a04f4" officeooo:paragraph-rsid="001a04f4"/>
    </style:style>
    <style:style style:name="P10" style:family="paragraph" style:parent-style-name="Text_20_body">
      <style:text-properties style:text-underline-style="none" officeooo:rsid="0016499b" officeooo:paragraph-rsid="0016499b"/>
    </style:style>
    <style:style style:name="P11" style:family="paragraph" style:parent-style-name="Text_20_body">
      <style:text-properties style:text-underline-style="none" officeooo:rsid="00183fb8" officeooo:paragraph-rsid="00183fb8"/>
    </style:style>
    <style:style style:name="P12" style:family="paragraph" style:parent-style-name="Text_20_body">
      <style:text-properties style:text-underline-style="none" officeooo:rsid="001a04f4" officeooo:paragraph-rsid="001a04f4"/>
    </style:style>
    <style:style style:name="P13" style:family="paragraph" style:parent-style-name="Text_20_body">
      <style:text-properties officeooo:paragraph-rsid="001b8f81"/>
    </style:style>
    <style:style style:name="P14" style:family="paragraph" style:parent-style-name="Heading_20_3">
      <style:text-properties officeooo:rsid="0013bca1" officeooo:paragraph-rsid="0013bca1"/>
    </style:style>
    <style:style style:name="P15" style:family="paragraph" style:parent-style-name="Heading_20_3">
      <style:text-properties officeooo:rsid="00156213" officeooo:paragraph-rsid="00156213"/>
    </style:style>
    <style:style style:name="P16" style:family="paragraph" style:parent-style-name="Heading_20_3">
      <style:text-properties officeooo:rsid="001b8f81" officeooo:paragraph-rsid="001b8f81"/>
    </style:style>
    <style:style style:name="T1" style:family="text">
      <style:text-properties officeooo:rsid="0013bca1"/>
    </style:style>
    <style:style style:name="T2" style:family="text">
      <style:text-properties fo:language="en" fo:country="US"/>
    </style:style>
    <style:style style:name="T3" style:family="text">
      <style:text-properties fo:language="en" fo:country="US" officeooo:rsid="0013bca1"/>
    </style:style>
    <style:style style:name="T4" style:family="text">
      <style:text-properties fo:language="en" fo:country="US" officeooo:rsid="00156213"/>
    </style:style>
    <style:style style:name="T5" style:family="text">
      <style:text-properties fo:language="en" fo:country="US" officeooo:rsid="001b8f81"/>
    </style:style>
    <style:style style:name="T6" style:family="text">
      <style:text-properties fo:language="en" fo:country="US" officeooo:rsid="001c8a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File operations server</text:h>
      <text:h text:style-name="P14" text:outline-level="3">Role</text:h>
      <text:p text:style-name="P4"><text:span text:style-name="T1">The file operations server </text:span><text:span text:style-name="T3">exposes a series of operations to the other peers in the system.</text:span></text:p>
      <text:p text:style-name="P4"><text:span text:style-name="T3">The operations exposed are:</text:span></text:p>
      <text:list xml:id="list1129962191623762302" text:style-name="L2">
        <text:list-item>
          <text:p text:style-name="P3"><text:span text:style-name="T2">read file section</text:span></text:p>
        </text:list-item>
        <text:list-item>
          <text:p text:style-name="P3"><text:span text:style-name="T2">write file section</text:span></text:p>
        </text:list-item>
        <text:list-item>
          <text:p text:style-name="P3"><text:span text:style-name="T2">create file/directory</text:span></text:p>
        </text:list-item>
        <text:list-item>
          <text:p text:style-name="P3"><text:span text:style-name="T2">delete file/directory</text:span></text:p>
        </text:list-item>
        <text:list-item>
          <text:p text:style-name="P3"><text:span text:style-name="T2">copy file/directory</text:span></text:p>
        </text:list-item>
        <text:list-item>
          <text:p text:style-name="P3"><text:span text:style-name="T2">rename file/directory</text:span></text:p>
        </text:list-item>
        <text:list-item>
          <text:p text:style-name="P5"><text:span text:style-name="T3">file/directory information</text:span></text:p>
        </text:list-item>
      </text:list>
      <text:p text:style-name="P2"><text:span text:style-name="T2">The number of operations and their structure offer a great flexibility to the system. For example, a peer can write to the file of another peer or it can reed only a particular section of a file. This flexibility enables the system to try different routing protocols each one suitable for a different topology.</text:span></text:p>
      <text:p text:style-name="P2"><text:span text:style-name="T2">The file operation client will offer some composed file operations for the peers. This way, the code for the protocol will call the composed operations and focus more on the protocol itself and not on operation composition and error handling.</text:span></text:p>
      <text:h text:style-name="P15" text:outline-level="3"><text:span text:style-name="T2">Structure</text:span></text:h>
      <text:p text:style-name="P6"><text:span text:style-name="T4">T</text:span><text:span text:style-name="T2">he file operations server is realized in C++. The most important classes are presented above.</text:span></text:p>
      <text:p text:style-name="P7"><text:span text:style-name="T2">Server class</text:span></text:p>
      <text:p text:style-name="P10"><text:span text:style-name="T2">The Server class listens asynchronously for new connections on the specified port. When a client connects, it creates a Session object which will process the messages sent by the client and perform file operations accordingly. The server class has no copy and move operations.</text:span></text:p>
      <text:p text:style-name="P11"><text:span text:style-name="T2">When a new client connects, the server uses the class AddressManager to see if the client has its IP address in list of trusted IP addresses.</text:span></text:p>
      <text:p text:style-name="P8"><text:span text:style-name="T2">Session class</text:span></text:p>
      <text:p text:style-name="P12"><text:span text:style-name="T2">The Session class listens asynchronously for messages for one client. When a message is received, it uses the OperationManager class to generate an Operation from the given message. The class the executes that operation and sends back the result to the client, in an synchronous way.</text:span></text:p>
      <text:p text:style-name="P9"><text:span text:style-name="T2">OperationManager class</text:span></text:p>
      <text:p text:style-name="P12"><text:span text:style-name="T2">The class OperationManager creates an operation from the message received from the client. Because the server cannot know which operation will be requested by the client, all operations are </text:span><text:soft-page-break/><text:span text:style-name="T2">derived from the virtual class Operation.</text:span></text:p>
      <text:h text:style-name="P16" text:outline-level="3"><text:span text:style-name="T2">Observations</text:span></text:h>
      <text:p text:style-name="P13"><text:span text:style-name="T5">//</text:span><text:span text:style-name="T6">TO DO epool and overlapped I/O</text:span></text:p>
      <text:p text:style-name="P13"><text:span text:style-name="T6">//TO DO ways to close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1:05:21.781817234</meta:creation-date>
    <dc:date>2015-10-06T21:42:13.961778969</dc:date>
    <meta:editing-duration>PT20M49S</meta:editing-duration>
    <meta:editing-cycles>7</meta:editing-cycles>
    <meta:generator>LibreOffice/4.3.7.2$Linux_x86 LibreOffice_project/430$Build-2</meta:generator>
    <meta:document-statistic meta:table-count="0" meta:image-count="0" meta:object-count="0" meta:page-count="2" meta:paragraph-count="25" meta:word-count="331" meta:character-count="2006" meta:non-whitespace-character-count="1710"/>
  </office:meta>
</office:document-meta>
</file>